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92cm"/>
    </style:style>
    <style:style style:name="gr3" style:family="graphic" style:parent-style-name="objectwithoutfill">
      <style:graphic-properties svg:stroke-width="0.1cm" draw:marker-start="Arrow" draw:marker-start-width="0.4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6cm" draw:marker-end="Arrow" draw:marker-end-width="0.4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.604cm" svg:y1="7.781cm" svg:x2="7.91cm" svg:y2="8.162cm">
          <text:p/>
        </draw:line>
        <draw:line draw:style-name="gr1" draw:text-style-name="P1" draw:layer="layout" svg:x1="2.246cm" svg:y1="5.931cm" svg:x2="2.684cm" svg:y2="5.926cm">
          <text:p/>
        </draw:line>
        <draw:line draw:style-name="gr1" draw:text-style-name="P1" draw:layer="layout" svg:x1="6.442cm" svg:y1="3.026cm" svg:x2="6.441cm" svg:y2="2.46cm">
          <text:p/>
        </draw:line>
        <draw:line draw:style-name="gr1" draw:text-style-name="P1" draw:layer="layout" svg:x1="7.566cm" svg:y1="8.123cm" svg:x2="7.967cm" svg:y2="7.78cm">
          <text:p/>
        </draw:line>
        <draw:line draw:style-name="gr1" draw:text-style-name="P1" draw:layer="layout" svg:x1="6.174cm" svg:y1="2.746cm" svg:x2="6.708cm" svg:y2="2.746cm">
          <text:p/>
        </draw:line>
        <draw:line draw:style-name="gr1" draw:text-style-name="P1" draw:layer="layout" svg:x1="2.475cm" svg:y1="6.159cm" svg:x2="2.475cm" svg:y2="5.683cm">
          <text:p/>
        </draw:line>
        <draw:frame draw:style-name="gr2" draw:layer="layout" svg:width="1.621cm" svg:height="1.17cm" svg:x="1.694cm" svg:y="6.063cm">
          <draw:text-box>
            <text:p>M<text:span text:style-name="T1">1</text:span></text:p>
          </draw:text-box>
        </draw:frame>
        <draw:frame draw:style-name="gr2" draw:layer="layout" svg:width="1.621cm" svg:height="1.17cm" svg:x="7.664cm" svg:y="6.959cm">
          <draw:text-box>
            <text:p>M<text:span text:style-name="T1">2</text:span></text:p>
          </draw:text-box>
        </draw:frame>
        <draw:frame draw:style-name="gr2" draw:layer="layout" svg:width="1.621cm" svg:height="1.17cm" svg:x="6.633cm" svg:y="1.964cm">
          <draw:text-box>
            <text:p>M<text:span text:style-name="T1">3</text:span></text:p>
          </draw:text-box>
        </draw:frame>
        <draw:line draw:style-name="gr3" draw:text-style-name="P1" draw:layer="layout" svg:x1="0.129cm" svg:y1="5.931cm" svg:x2="2.084cm" svg:y2="5.927cm">
          <text:p/>
        </draw:line>
        <draw:line draw:style-name="gr4" draw:text-style-name="P1" draw:layer="layout" svg:x1="6.443cm" svg:y1="2.226cm" svg:x2="6.441cm" svg:y2="0.172cm">
          <text:p/>
        </draw:line>
        <draw:line draw:style-name="gr4" draw:text-style-name="P1" draw:layer="layout" svg:x1="8.004cm" svg:y1="8.282cm" svg:x2="9.168cm" svg:y2="9.66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7T13:52:12.28</meta:creation-date>
    <dc:date>2018-11-16T00:44:52.26</dc:date>
    <meta:editing-duration>PT24M13S</meta:editing-duration>
    <meta:editing-cycles>11</meta:editing-cycles>
    <meta:generator>OpenOffice/4.1.3$Win32 OpenOffice.org_project/413m1$Build-9783</meta:generator>
    <dc:creator>Christophe Coulet</dc:creator>
    <meta:document-statistic meta:object-count="12"/>
  </office:meta>
</office:document-meta>
</file>